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7dcc" officeooo:paragraph-rsid="00057dcc"/>
    </style:style>
    <style:style style:name="P2" style:family="paragraph" style:parent-style-name="Standard">
      <style:text-properties fo:color="#000000" style:font-name="Verdana" fo:font-size="9.75pt" officeooo:paragraph-rsid="00057dcc"/>
    </style:style>
    <style:style style:name="P3" style:family="paragraph" style:parent-style-name="Standard">
      <style:text-properties fo:language="pt" fo:country="BR" officeooo:rsid="00057dcc" officeooo:paragraph-rsid="00057dcc" style:font-size-asian="10.5pt"/>
    </style:style>
    <style:style style:name="P4" style:family="paragraph" style:parent-style-name="Standard">
      <style:text-properties fo:language="pt" fo:country="BR" officeooo:rsid="00057dcc" officeooo:paragraph-rsid="00057dcc"/>
    </style:style>
    <style:style style:name="P5" style:family="paragraph" style:parent-style-name="Standard">
      <style:text-properties officeooo:rsid="00062f55" officeooo:paragraph-rsid="00062f55"/>
    </style:style>
    <style:style style:name="T1" style:family="text">
      <style:text-properties officeooo:rsid="00057dcc"/>
    </style:style>
    <style:style style:name="T2" style:family="text">
      <style:text-properties fo:language="pt" fo:country="B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aracterísticas, i</text:span>nserção, remoção, busca, alteração e inicialização. </text:p>
      <text:p text:style-name="P2">introdução, desenvolvimento e conclusão.</text:p>
      <text:p text:style-name="P1"/>
      <text:p text:style-name="P1"><text:span text:style-name="T2">PILHA</text:span><text:tab/> </text:p>
      <text:p text:style-name="P1"/>
      <text:p text:style-name="P3">Pilha, nada mais é do que um grupo ordenado de itens ao qual pode-se adicionar ou remover novos elementos no topo ou fim da fila.</text:p>
      <text:p text:style-name="P5">Apenas uma extremidade é chamada de topo da pilha, novos itens a serem adicionados entram no final do grupo ou no topo do grupo, e aqueles que estiverem no final ou no topo poderão ser removidos</text:p>
      <text:p text:style-name="P1"/>
      <text:p text:style-name="P4">FILA</text:p>
      <text:p text:style-name="P1"/>
      <text:p text:style-name="P4">LIS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3T15:50:47.020737008</meta:creation-date>
    <dc:date>2016-03-23T17:03:35.519947243</dc:date>
    <meta:editing-duration>PT42M18S</meta:editing-duration>
    <meta:editing-cycles>1</meta:editing-cycles>
    <meta:document-statistic meta:table-count="0" meta:image-count="0" meta:object-count="0" meta:page-count="1" meta:paragraph-count="7" meta:word-count="75" meta:character-count="449" meta:non-whitespace-character-count="378"/>
    <meta:generator>LibreOffice/5.0.2.2$Linux_X86_64 LibreOffice_project/00m0$Build-2</meta:generator>
  </office:meta>
</office:document-meta>
</file>